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11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44.41mm" svg:height="65.08mm" svg:x="105.93mm" svg:y="3.72mm">
            <loext:p draw:notify-on-update-of-ranges="Sheet1.A4:Sheet1.A13 Sheet1.B4:Sheet1.B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4.41mm" svg:height="59.5mm" svg:x="105.63mm" svg:y="72.78mm">
            <loext:p draw:notify-on-update-of-ranges="Sheet1.A17:Sheet1.A26 Sheet1.B17:Sheet1.B2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Each Matrix is 5x5</text:p>
          </table:table-cell>
          <table:table-cell/>
        </table:table-row>
        <table:table-row table:style-name="ro1">
          <table:table-cell table:style-name="ce1" office:value-type="string" calcext:value-type="string">
            <text:p>BUBBLESORT</text:p>
          </table:table-cell>
          <table:table-cell/>
        </table:table-row>
        <table:table-row table:style-name="ro1">
          <table:table-cell office:value-type="string" calcext:value-type="string">
            <text:p>Number of matrices</text:p>
          </table:table-cell>
          <table:table-cell office:value-type="string" calcext:value-type="string">
            <text:p>Time to execut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2117" calcext:value-type="float">
            <text:p>0.0021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041" calcext:value-type="float">
            <text:p>0.0030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6803" calcext:value-type="float">
            <text:p>0.0068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5643" calcext:value-type="float">
            <text:p>0.0156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2492" calcext:value-type="float">
            <text:p>0.03249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41733" calcext:value-type="float">
            <text:p>0.0417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29067" calcext:value-type="float">
            <text:p>0.12906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129067" calcext:value-type="float">
            <text:p>0.1290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29932" calcext:value-type="float">
            <text:p>2.2993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.80533" calcext:value-type="float">
            <text:p>8.8053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STD::SORT</text:p>
          </table:table-cell>
          <table:table-cell/>
        </table:table-row>
        <table:table-row table:style-name="ro1">
          <table:table-cell office:value-type="string" calcext:value-type="string">
            <text:p>Number of matrices</text:p>
          </table:table-cell>
          <table:table-cell office:value-type="string" calcext:value-type="string">
            <text:p>Time to execut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155" calcext:value-type="float">
            <text:p>0.0011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5279" calcext:value-type="float">
            <text:p>0.0052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6237" calcext:value-type="float">
            <text:p>0.0062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1094" calcext:value-type="float">
            <text:p>0.0110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7608" calcext:value-type="float">
            <text:p>0.01760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1126" calcext:value-type="float">
            <text:p>0.02112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51757" calcext:value-type="float">
            <text:p>0.05175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83064" calcext:value-type="float">
            <text:p>0.0830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210944" calcext:value-type="float">
            <text:p>0.21094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439296" calcext:value-type="float">
            <text:p>0.43929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BUBBLESORT/STD::SORT</text:p>
          </table:table-cell>
          <table:table-cell/>
        </table:table-row>
        <table:table-row table:style-name="ro1">
          <table:table-cell office:value-type="string" calcext:value-type="string">
            <text:p>Number of matrices</text:p>
          </table:table-cell>
          <table:table-cell office:value-type="string" calcext:value-type="string">
            <text:p>std::sort speed vs bubb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4]/[.B17]" office:value-type="float" office:value="1.83290043290043" calcext:value-type="float">
            <text:p>1.83290043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5]/[.B18]" office:value-type="float" office:value="0.576056071225611" calcext:value-type="float">
            <text:p>0.57605607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6]/[.B19]" office:value-type="float" office:value="1.09074875741542" calcext:value-type="float">
            <text:p>1.09074875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7]/[.B20]" office:value-type="float" office:value="1.41004146385434" calcext:value-type="float">
            <text:p>1.41004146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8]/[.B21]" office:value-type="float" office:value="1.84529759200363" calcext:value-type="float">
            <text:p>1.84529759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9]/[.B22]" office:value-type="float" office:value="1.97543311559216" calcext:value-type="float">
            <text:p>1.97543311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B10]/[.B23]" office:value-type="float" office:value="2.49371099561412" calcext:value-type="float">
            <text:p>2.493710995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B11]/[.B24]" office:value-type="float" office:value="1.55382596552056" calcext:value-type="float">
            <text:p>1.553825965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B12]/[.B25]" office:value-type="float" office:value="10.9001441140777" calcext:value-type="float">
            <text:p>10.900144114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B13]/[.B26]" office:value-type="float" office:value="20.0441843312937" calcext:value-type="float">
            <text:p>20.04418433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/00/0000</text:date>, <text:time style:data-style-name="N2" text:time-value="10:46:22.0903785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0:33:07.666108162</meta:creation-date>
    <dc:date>2017-04-06T11:29:12.296400104</dc:date>
    <meta:editing-duration>PT49M1S</meta:editing-duration>
    <meta:editing-cycles>21</meta:editing-cycles>
    <meta:generator>LibreOffice/5.1.6.2$Linux_X86_64 LibreOffice_project/10m0$Build-2</meta:generator>
    <meta:document-statistic meta:table-count="1" meta:cell-count="7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442cm" svg:height="6.509cm" xlink:href=".." xlink:type="simple" chart:class="chart:scatter" chart:style-name="ch1">
        <chart:title svg:x="4.849cm" svg:y="0.266cm" chart:style-name="ch2">
          <text:p>BubbleSort - N vs Time</text:p>
        </chart:title>
        <chart:plot-area chart:style-name="ch3" table:cell-range-address="Sheet1.A4:Sheet1.B13" svg:x="1.299cm" svg:y="1.175cm" svg:width="12.855cm" svg:height="4.223cm">
          <chartooo:coordinate-region svg:x="1.735cm" svg:y="1.374cm" svg:width="11.862cm" svg:height="3.377cm"/>
          <chart:axis chart:dimension="x" chart:name="primary-x" chart:style-name="ch4">
            <chart:title svg:x="7.55cm" svg:y="5.528cm" chart:style-name="ch5">
              <text:p>N</text:p>
            </chart:title>
          </chart:axis>
          <chart:axis chart:dimension="y" chart:name="primary-y" chart:style-name="ch4">
            <chart:title svg:x="0.451cm" svg:y="4.574cm" chart:style-name="ch6">
              <text:p>Time(In seconds)</text:p>
            </chart:title>
            <chart:grid chart:style-name="ch7" chart:class="major"/>
          </chart:axis>
          <chart:series chart:style-name="ch8" chart:values-cell-range-address="" chart:class="chart:scatter">
            <chart:data-point/>
          </chart:series>
          <chart:series chart:style-name="ch9" chart:values-cell-range-address="Sheet1.B4:Sheet1.B13" chart:class="chart:scatter">
            <chart:domain table:cell-range-address="Sheet1.A4:Sheet1.A13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4:Sheet1.A13</svg:desc>
                </draw:g>
              </table:table-cell>
              <table:table-cell office:value-type="float" office:value="0.002117">
                <text:p>0.002117</text:p>
                <draw:g>
                  <svg:desc>Sheet1.B4:Sheet1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3041">
                <text:p>0.0030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006803">
                <text:p>0.0068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015643">
                <text:p>0.0156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032492">
                <text:p>0.0324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041733">
                <text:p>0.0417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">
                <text:p>400</text:p>
              </table:table-cell>
              <table:table-cell office:value-type="float" office:value="0.129067">
                <text:p>0.1290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129067">
                <text:p>0.1290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2.29932">
                <text:p>2.299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">
                <text:p>4000</text:p>
              </table:table-cell>
              <table:table-cell office:value-type="float" office:value="8.80533">
                <text:p>8.805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42cm" svg:height="5.951cm" xlink:href=".." xlink:type="simple" chart:class="chart:scatter" chart:style-name="ch1">
        <chart:title svg:x="5.087cm" svg:y="0.255cm" chart:style-name="ch2">
          <text:p>Std::sort - N vs Time</text:p>
        </chart:title>
        <chart:plot-area chart:style-name="ch3" table:cell-range-address="Sheet1.A17:Sheet1.B26" svg:x="1.299cm" svg:y="1.153cm" svg:width="12.855cm" svg:height="3.698cm">
          <chartooo:coordinate-region svg:x="2.026cm" svg:y="1.352cm" svg:width="11.756cm" svg:height="2.852cm"/>
          <chart:axis chart:dimension="x" chart:name="primary-x" chart:style-name="ch4">
            <chart:title svg:x="7.55cm" svg:y="4.97cm" chart:style-name="ch5">
              <text:p>N</text:p>
            </chart:title>
          </chart:axis>
          <chart:axis chart:dimension="y" chart:name="primary-y" chart:style-name="ch4">
            <chart:title svg:x="0.451cm" svg:y="4.29cm" chart:style-name="ch6">
              <text:p>Time(in seconds)</text:p>
            </chart:title>
            <chart:grid chart:style-name="ch7" chart:class="major"/>
          </chart:axis>
          <chart:series chart:style-name="ch8" chart:values-cell-range-address="Sheet1.B17:Sheet1.B26" chart:class="chart:scatter">
            <chart:domain table:cell-range-address="Sheet1.A17:Sheet1.A26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7:Sheet1.A26</svg:desc>
                </draw:g>
              </table:table-cell>
              <table:table-cell office:value-type="float" office:value="0.001155">
                <text:p>0.001155</text:p>
                <draw:g>
                  <svg:desc>Sheet1.B17:Sheet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5279">
                <text:p>0.0052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006237">
                <text:p>0.006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011094">
                <text:p>0.0110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017608">
                <text:p>0.0176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021126">
                <text:p>0.0211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">
                <text:p>400</text:p>
              </table:table-cell>
              <table:table-cell office:value-type="float" office:value="0.051757">
                <text:p>0.0517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083064">
                <text:p>0.0830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0.210944">
                <text:p>0.2109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">
                <text:p>4000</text:p>
              </table:table-cell>
              <table:table-cell office:value-type="float" office:value="0.439296">
                <text:p>0.4392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